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1cm"/>
    </style:style>
    <style:style style:name="pr3" style:family="presentation" style:parent-style-name="lyt-movwaves-notes">
      <style:graphic-properties draw:fill-color="#ffffff" draw:auto-grow-height="true" fo:min-height="12.572cm"/>
    </style:style>
    <style:style style:name="pr4" style:family="presentation" style:parent-style-name="lyt-movwaves-outline1">
      <style:graphic-properties fo:min-height="11cm"/>
    </style:style>
    <style:style style:name="pr5" style:family="presentation" style:parent-style-name="lyt-movwaves-notes">
      <style:graphic-properties draw:fill-color="#ffffff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32pt"/>
    </style:style>
    <style:style style:name="P3" style:family="paragraph">
      <style:text-properties fo:font-weight="normal" style:font-weight-asian="normal" style:font-weight-complex="normal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1.537cm" presentation:class="title" presentation:user-transformed="true">
          <draw:text-box>
            <text:p><text:span text:style-name="T1">Υπολογιστική Νοημοσύνη</text:span></text:p>
          </draw:text-box>
        </draw:frame>
        <draw:frame presentation:style-name="pr2" draw:text-style-name="P2" draw:layer="layout" svg:width="23cm" svg:height="11cm" svg:x="2.2cm" svg:y="5.5cm" presentation:class="subtitle" presentation:user-transformed="true">
          <draw:text-box>
            <text:p><text:span text:style-name="T2">Εργασία 3</text:span></text:p>
            <text:p/>
            <text:p><text:span text:style-name="T3">Αλέξανδρος Γαϊτάνης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ΠΜΣ Τεχνητή Νοημοσύνη</text:span></text:p>
            <text:p><text:span text:style-name="T4">Τμήμα Πληροφορικής</text:span></text:p>
            <text:p><text:span text:style-name="T4">Αριστοτέλειο Πανεπιστήμιο Θεσσαλονίκης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1.537cm" presentation:class="title">
          <draw:text-box>
            <text:p><text:span text:style-name="T5">Α. Ομαδοποίηση Ψηφίων MNIST</text:span></text:p>
          </draw:text-box>
        </draw:frame>
        <draw:frame presentation:style-name="pr4" draw:layer="layout" svg:width="23cm" svg:height="11cm" svg:x="2.2cm" svg:y="5.5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ashapes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3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Αλέξανδρος Γαϊτάνης</meta:initial-creator>
    <meta:creation-date>2021-01-12T21:13:30.94</meta:creation-date>
    <meta:editing-duration>PT9M5S</meta:editing-duration>
    <meta:editing-cycles>3</meta:editing-cycles>
    <dc:date>2021-01-12T21:23:48.88</dc:date>
    <dc:creator>Αλέξανδρος Γαϊτάνης</dc:creator>
    <meta:generator>OpenOffice/4.1.6$Win32 OpenOffice.org_project/416m1$Build-9790</meta:generator>
    <meta:document-statistic meta:object-count="51"/>
  </office:meta>
</office:document-meta>
</file>